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71.72mm"/>
    </style:style>
    <style:style style:name="co12" style:family="table-column">
      <style:table-column-properties fo:break-before="auto" style:column-width="30.83mm"/>
    </style:style>
    <style:style style:name="co13" style:family="table-column">
      <style:table-column-properties fo:break-before="auto" style:column-width="39.32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en_Settler</text:p>
          </table:table-cell>
          <table:table-cell table:style-name="ce6" office:value-type="string" calcext:value-type="string">
            <text:p>Woodmen_Settl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4|knows_ironflesh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_bad,itm_rohan_shoes,itm_furry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_bad,itm_furry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6|knows_power_draw_4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power_strike_4|knows_ironflesh_5|knows_power_throw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strike_5|knows_ironflesh_6|knows_power_throw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power_strike_7|knows_ironflesh_9|knows_power_throw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 itm_leather_boots_dark,itm_splinted_greave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shield_1|knows_power_draw_1|knows_ironflesh_1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ironflesh_1|knows_power_draw_1|knows_athletics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common|knows_ironflesh_4|knows_power_draw_4|knows_power_strike_2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3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4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4|knows_ironflesh_5|knows_shield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_dark_bad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_good,itm_mail_mittens,</text:p>
          </table:table-cell>
          <table:table-cell table:style-name="ce16" office:value-type="string" calcext:value-type="string">
            <text:p>itm_leather_boots_dark, itm_splinted_greaves_good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2|knows_power_draw_1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ironflesh_1|knows_power_strike_1|knows_shield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leather_boots_dark_bad, itm_splinted_greave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itm_leather_boots_dark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1|knows_ironflesh_1|knows_power_strike_1|knows_power_throw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2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5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3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2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4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5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6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bad,</text:p>
          </table:table-cell>
          <table:table-cell table:style-name="ce16" office:value-type="string" calcext:value-type="string">
            <text:p>itm_gon_jerkin,itm_white_tunic_a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power_dra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shield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_bad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2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itm_gondor_infantry_helm,</text:p>
          </table:table-cell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_good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bad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good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3|knows_power_draw_6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7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|knows_ironflesh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itm_gondor_javelin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_ba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1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good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_bad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_good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 #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3|knows_power_draw_2|knows_power_strike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warden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shield_2|knows_power_draw_3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warden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draw_4|knows_power_strike_3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warden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_good,</text:p>
          </table:table-cell>
          <table:table-cell table:style-name="ce16" office:value-type="string" calcext:value-type="string">
            <text:p>itm_lorien_light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warden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lorien_warden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_good,</text:p>
          </table:table-cell>
          <table:table-cell table:style-name="ce17" office:value-type="string" calcext:value-type="string">
            <text:p>itm_lorien_heavy_cloak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9|knows_shield_5|knows_power_draw_6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5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med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archer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light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archer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med_bad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3|knows_power_strike_4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archer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3|knows_power_strike_5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archer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_good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6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rien_inf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good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3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rien_inf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4|knows_power_draw_5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rien_inf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6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hood_green_bad, </text:p>
          </table:table-cell>
          <table:table-cell table:style-name="ce16" office:value-type="string" calcext:value-type="string">
            <text:p>itm_mirkwood_leather_bad,</text:p>
          </table:table-cell>
          <table:table-cell table:style-name="ce16"/>
          <table:table-cell table:style-name="ce17" office:value-type="string" calcext:value-type="string">
            <text:p>itm_rohan_shoes,itm_leather_boots_dark_bad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athletics_3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,itm_mirkwood_pad_bad,</text:p>
          </table:table-cell>
          <table:table-cell table:style-name="ce16"/>
          <table:table-cell table:style-name="ce17" office:value-type="string" calcext:value-type="string">
            <text:p>itm_leather_boots_bad,itm_leather_boots_dark_bad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itm_mirkwood_ax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pad,</text:p>
          </table:table-cell>
          <table:table-cell table:style-name="ce16"/>
          <table:table-cell table:style-name="ce17" office:value-type="string" calcext:value-type="string">
            <text:p>itm_leather_boots, itm_leather_boots_dark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good,itm_mirkwood_mail_ba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6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_goo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2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bad,itm_mirkwood_leather_goo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8|knows_shield_3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9|knows_shield_5|knows_power_draw_6|knows_power_strike_5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scale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shield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6|knows_power_strike_6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heavy_scale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strike_7|knows_ironflesh_7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riv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2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riv_vet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strike_2|knows_power_draw_3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riv_archer</text:p>
          </table:table-cell>
          <table:table-cell table:style-name="ce6" office:value-type="string" calcext:value-type="string">
            <text:p>Rivendell_Archer</text:p>
          </table:table-cell>
          <table:table-cell table:style-name="ce6" office:value-type="string" calcext:value-type="string">
            <text:p>Rivendell_Archer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itm_hood_grey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riv_vet_archer</text:p>
          </table:table-cell>
          <table:table-cell table:style-name="ce6" office:value-type="string" calcext:value-type="string">
            <text:p>Rivendell_Veteran_Archer</text:p>
          </table:table-cell>
          <table:table-cell table:style-name="ce6" office:value-type="string" calcext:value-type="string">
            <text:p>Rivendell_Veteran_Archer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riv_master_archer</text:p>
          </table:table-cell>
          <table:table-cell table:style-name="ce6" office:value-type="string" calcext:value-type="string">
            <text:p>Rivendell_Master_Archer</text:p>
          </table:table-cell>
          <table:table-cell table:style-name="ce6" office:value-type="string" calcext:value-type="string">
            <text:p>Rivendell_Master_Archers</text:p>
          </table:table-cell>
          <table:table-cell table:style-name="ce12" office:value-type="string" calcext:value-type="string">
            <text:p>tf_imladris| tfg_ranged| tfg_gloves|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riv_guardian</text:p>
          </table:table-cell>
          <table:table-cell table:style-name="ce6" office:value-type="string" calcext:value-type="string">
            <text:p>Guardian_of_Imladris</text:p>
          </table:table-cell>
          <table:table-cell table:style-name="ce6" office:value-type="string" calcext:value-type="string">
            <text:p>Guardians_of_Imladri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iv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itm_riv_archer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infantry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infantry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iv_vet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infantry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iv_master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master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" calcext:value-type="string">
            <text:p>["i5_riv_master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_champion</text:p>
          </table:table-cell>
          <table:table-cell table:style-name="ce6" office:value-type="string" calcext:value-type="string">
            <text:p>Champion_of_Imladris</text:p>
          </table:table-cell>
          <table:table-cell table:style-name="ce6" office:value-type="string" calcext:value-type="string">
            <text:p>Champions_of_Imladri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iv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cavalry","Rivendell_Cavalry","Rivendell_Cavalry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riv_knight</text:p>
          </table:table-cell>
          <table:table-cell table:style-name="ce6" office:value-type="string" calcext:value-type="string">
            <text:p>Knight_of_Imladris</text:p>
          </table:table-cell>
          <table:table-cell table:style-name="ce6" office:value-type="string" calcext:value-type="string">
            <text:p>Knights_of_Imladris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3|knows_power_strike_2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" calcext:value-type="string">
            <text:p>["dunedain_scout","Dunedain_Scout","Dunedain_Scouts"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" calcext:value-type="string">
            <text:p>["dunedain_trained_scout","Dunedain_Tracker","Dunedain_Trackers"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riding_2|knows_power_strike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3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6|knows_power_draw_4|knows_power_strike_2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horse_archery_7|knows_riding_7|knows_power_dra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horse_archery_1| knows_riding_2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6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4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style-name="ce6" office:value-type="string" calcext:value-type="string">
            <text:p>Harondor_Light_Rider</text:p>
          </table:table-cell>
          <table:table-cell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style-name="ce6" office:value-type="string" calcext:value-type="string">
            <text:p>Harondor_Skirmisher</text:p>
          </table:table-cell>
          <table:table-cell table:style-name="ce6" office:value-type="string" calcext:value-type="string">
            <text:p>Harondor_Skirmis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8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shield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shield_2|knows_power_strike_2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strike_3|knows_ironflesh_4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5|knows_power_strike_4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s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_ba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Khand_Veteran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4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throw_5|knows_power_strike_5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5"/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number-columns-repeated="2" table:style-name="ce6" office:value-type="string" calcext:value-type="string">
            <text:p>Variag_Ironclad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number-columns-repeated="2" table:style-name="ce6" office:value-type="string" calcext:value-type="string">
            <text:p>Variag_Lancer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throw_2|knows_power_strike_3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throw_4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4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3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3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4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6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7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|knows_power_draw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2|knows_power_draw_1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1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riding_1|knows_athletics_7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1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2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ia_wolf_rider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ia_warg_rider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ia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ia_snag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ia_goblin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ia_large_goblin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ia_fell_goblin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ia_goblin_archer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ia_large_goblin_archer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ia_fell_goblin_archer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deep_dweller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orc_chieftain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nda_goblin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nda_orc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unda_orc_fighter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warrior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berserker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gunda_skirmisher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unda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unda_goblin_rider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unda_warg_rider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unda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unda_orc_champion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2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knight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0.00.0000</text:date>, <text:time style:data-style-name="N2" text:time-value="12:08:09.8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19T12:12:10.549000000</dc:date>
    <meta:editing-cycles>318</meta:editing-cycles>
    <meta:editing-duration>P3DT19H14M29S</meta:editing-duration>
    <meta:document-statistic meta:table-count="2" meta:cell-count="6747" meta:object-count="0"/>
  </office:meta>
</office:document-meta>
</file>